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text-properties fo:language="de" fo:country="DE" officeooo:paragraph-rsid="00136bcb"/>
    </style:style>
    <style:style style:name="P3" style:family="paragraph" style:parent-style-name="Standard">
      <style:text-properties fo:language="de" fo:country="DE" officeooo:paragraph-rsid="00169c06"/>
    </style:style>
    <style:style style:name="P4" style:family="paragraph" style:parent-style-name="Standard">
      <style:text-properties fo:language="de" fo:country="DE" officeooo:rsid="00169c06" officeooo:paragraph-rsid="00169c06"/>
    </style:style>
    <style:style style:name="P5" style:family="paragraph" style:parent-style-name="Standard">
      <style:text-properties fo:language="de" fo:country="DE" officeooo:paragraph-rsid="00178a10"/>
    </style:style>
    <style:style style:name="P6" style:family="paragraph" style:parent-style-name="Standard">
      <style:text-properties fo:language="de" fo:country="DE" officeooo:paragraph-rsid="0018c6a0"/>
    </style:style>
    <style:style style:name="P7" style:family="paragraph" style:parent-style-name="Standard">
      <style:text-properties fo:language="de" fo:country="DE" officeooo:paragraph-rsid="0018c6a0" fo:background-color="#ff8000"/>
    </style:style>
    <style:style style:name="P8" style:family="paragraph" style:parent-style-name="Standard">
      <style:text-properties fo:language="de" fo:country="DE" officeooo:rsid="001a8861" officeooo:paragraph-rsid="001a8861"/>
    </style:style>
    <style:style style:name="P9" style:family="paragraph" style:parent-style-name="Standard">
      <style:text-properties fo:language="de" fo:country="DE" officeooo:paragraph-rsid="001a8861"/>
    </style:style>
    <style:style style:name="P10" style:family="paragraph" style:parent-style-name="Standard">
      <style:text-properties fo:language="de" fo:country="DE" officeooo:rsid="001b703d" officeooo:paragraph-rsid="001b703d"/>
    </style:style>
    <style:style style:name="P11" style:family="paragraph" style:parent-style-name="Standard">
      <style:text-properties fo:language="de" fo:country="DE" officeooo:paragraph-rsid="001c85cc"/>
    </style:style>
    <style:style style:name="P12" style:family="paragraph" style:parent-style-name="Standard">
      <style:text-properties fo:language="de" fo:country="DE" officeooo:rsid="001d97ca" officeooo:paragraph-rsid="001d97ca"/>
    </style:style>
    <style:style style:name="P13" style:family="paragraph" style:parent-style-name="Standard">
      <style:text-properties fo:language="de" fo:country="DE" officeooo:rsid="001f335d" officeooo:paragraph-rsid="001f335d"/>
    </style:style>
    <style:style style:name="P14" style:family="paragraph" style:parent-style-name="Standard">
      <style:text-properties fo:language="de" fo:country="DE" style:text-underline-style="none" officeooo:rsid="001f335d" officeooo:paragraph-rsid="001f335d"/>
    </style:style>
    <style:style style:name="P15" style:family="paragraph" style:parent-style-name="Standard">
      <style:text-properties fo:language="de" fo:country="DE" officeooo:paragraph-rsid="00178a10" fo:background-color="#ffff00"/>
    </style:style>
    <style:style style:name="P16" style:family="paragraph" style:parent-style-name="Standard">
      <style:text-properties fo:language="de" fo:country="DE" style:text-underline-style="solid" style:text-underline-width="auto" style:text-underline-color="font-color" officeooo:rsid="001d97ca" officeooo:paragraph-rsid="001d97ca"/>
    </style:style>
    <style:style style:name="P17" style:family="paragraph" style:parent-style-name="Standard">
      <style:paragraph-properties fo:text-align="center" style:justify-single-word="false"/>
      <style:text-properties fo:language="de" fo:country="DE" officeooo:rsid="00243b40" officeooo:paragraph-rsid="00243b40"/>
    </style:style>
    <style:style style:name="P18" style:family="paragraph" style:parent-style-name="Standard">
      <style:text-properties fo:language="de" fo:country="DE" officeooo:paragraph-rsid="00178a10"/>
    </style:style>
    <style:style style:name="P19" style:family="paragraph" style:parent-style-name="Standard">
      <style:paragraph-properties fo:text-align="center" style:justify-single-word="false"/>
      <style:text-properties fo:language="de" fo:country="DE" officeooo:rsid="00243b40" officeooo:paragraph-rsid="00243b40" fo:background-color="transparent"/>
    </style:style>
    <style:style style:name="P20" style:family="paragraph" style:parent-style-name="Standard">
      <style:text-properties fo:language="de" fo:country="DE" officeooo:paragraph-rsid="0018c6a0"/>
    </style:style>
    <style:style style:name="P21" style:family="paragraph" style:parent-style-name="Standard">
      <style:text-properties fo:language="de" fo:country="DE" officeooo:paragraph-rsid="001f335d"/>
    </style:style>
    <style:style style:name="T1" style:family="text">
      <style:text-properties fo:background-color="#81d41a" loext:char-shading-value="0"/>
    </style:style>
    <style:style style:name="T2" style:family="text">
      <style:text-properties officeooo:rsid="001592ad" fo:background-color="#81d41a" loext:char-shading-value="0"/>
    </style:style>
    <style:style style:name="T3" style:family="text">
      <style:text-properties officeooo:rsid="001592ad" fo:background-color="#ff8000" loext:char-shading-value="0"/>
    </style:style>
    <style:style style:name="T4" style:family="text">
      <style:text-properties officeooo:rsid="001a8861" fo:background-color="#ff8000" loext:char-shading-value="0"/>
    </style:style>
    <style:style style:name="T5" style:family="text">
      <style:text-properties officeooo:rsid="001d97ca" fo:background-color="#ff8000" loext:char-shading-value="0"/>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background-color="#81d41a" loext:char-shading-value="0"/>
    </style:style>
    <style:style style:name="T8" style:family="text">
      <style:text-properties style:text-underline-style="none"/>
    </style:style>
    <style:style style:name="T9" style:family="text">
      <style:text-properties style:use-window-font-color="true" fo:font-style="normal" style:text-underline-style="none" style:font-style-asian="normal" style:font-style-complex="normal"/>
    </style:style>
    <style:style style:name="T10" style:family="text">
      <style:text-properties fo:color="#ff0000" style:text-underline-style="solid" style:text-underline-width="auto" style:text-underline-color="font-color"/>
    </style:style>
    <style:style style:name="T11" style:family="text">
      <style:text-properties officeooo:rsid="00171956"/>
    </style:style>
    <style:style style:name="T12" style:family="text">
      <style:text-properties fo:background-color="#ffff00" loext:char-shading-value="0"/>
    </style:style>
    <style:style style:name="T13" style:family="text">
      <style:text-properties officeooo:rsid="0018c6a0" fo:background-color="#ffff00" loext:char-shading-value="0"/>
    </style:style>
    <style:style style:name="T14" style:family="text">
      <style:text-properties officeooo:rsid="001c85cc" fo:background-color="#ffff00" loext:char-shading-value="0"/>
    </style:style>
    <style:style style:name="T15" style:family="text">
      <style:text-properties officeooo:rsid="0018c6a0"/>
    </style:style>
    <style:style style:name="T16" style:family="text">
      <style:text-properties fo:background-color="transparent" loext:char-shading-value="0"/>
    </style:style>
    <style:style style:name="T17" style:family="text">
      <style:text-properties officeooo:rsid="001a8861"/>
    </style:style>
    <style:style style:name="T18" style:family="text">
      <style:text-properties officeooo:rsid="0020a3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text:p>
      <text:p text:style-name="P17"/>
      <text:p text:style-name="P2">Cat Garcia ließ den Ring mit der Reihe silberner Schlüssel daran vor der Nase ihrer besten Freundin baumeln.</text:p>
      <text:p text:style-name="P2">»Willst du oder soll ich?«</text:p>
      <text:p text:style-name="P2">Sadie Smart spürte, wie ihr ein Schauer den Rücken hinablief, der nichts mit der kühlen Novemberluft zu tun hatte.</text:p>
      <text:p text:style-name="P2">Die letzten Wochen hatten sie allein auf diesen einen Moment hingearbeitet – den Moment, in dem sie</text:p>
      <text:p text:style-name="P1">und Cat zum ersten Mal ihre nigelnagelneue Keksbäckerei Smart Cookies betreten würden.</text:p>
      <text:p text:style-name="P2">Es war ein Traum, der sie seit der Schulzeit verband: ein eigenes Geschäft, das Cats Backliebe und Sadies künstlerisches Talent zusammenbrachte.</text:p>
      <text:p text:style-name="P2">Und es konnte kaum einen besseren Ort für ihren Laden geben als den schrulligen Platz Castle Court im Herzen ihrer <text:span text:style-name="T3">Traum.</text:span></text:p>
      <text:p text:style-name="P2">Eine Oase inmitten der alten holprigen Straßen des Einkaufsviertels The Rows.</text:p>
      <text:p text:style-name="P2">Während sie das Schild mit den blauen und goldenen Wirbeln über der Tür betrachtete, das sie selbst gemalt hatte, erlaubte sich Sadie ein kleines <text:span text:style-name="T1">Lächeln.</text:span></text:p>
      <text:p text:style-name="P2">Durch ihre Hochzeit und die Geburt ihrer Tochter Lissy erschien ihr das Kunststudium inzwischen so weit entfernt, als hätte es in einem anderen Leben stattgefunden.</text:p>
      <text:p text:style-name="P2">Es hatte gutgetan, nun die Pinsel und auch ihre Kreativität wieder auszugraben, erst recht für etwas so Wichtiges wie ihr eigenes <text:span text:style-name="T2">Stimme.</text:span></text:p>
      <text:p text:style-name="P2">Und auch wenn sie sich ein wenig eingerostet fühlte, hoffte sie, dass sich das nicht auf ihre Arbeit ausgewirkt hatte.</text:p>
      <text:p text:style-name="P1">»Die Ehre gebührt dir«, sagte sie, an Cat gewandt. »Mit der Beaufsichtigung der ganzen Renovierungsarbeiten hast du den schwersten Teil übernommen.«</text:p>
      <text:p text:style-name="P1">»Du hast genauso hart gearbeitet wie ich«, bemerkte Cat, »nur eben nicht hier. Außerdem hast du eine Fünfjährige zu Hause, um die du dich kümmern musst.«</text:p>
      <text:p text:style-name="P2">Sadie dachte an den gestrigen Nachmittag, an dem sie sich zum letzten Mal von den Kollegen in der Arztpraxis, in der sie bisher halbtags gearbeitet hatte, verabschiedet hatte.</text:p>
      <text:p text:style-name="P2">Der Gedanke, ihre Festanstellung aufzugeben, machte sie nach wie vor nervös – in Zukunft würde Lissys Schule nicht mehr um die Ecke liegen –, aber sie konnte Cat nicht länger mit der ganzen</text:p>
      <text:p text:style-name="P2">Arbeit alleine lassen.</text:p>
      <text:p text:style-name="P2">Und sie wollte auch nichts verpassen.</text:p>
      <text:p text:style-name="P2">Immerhin verwirklichten sie hier ihren gemeinsamen <text:span text:style-name="T1">Traum.</text:span></text:p>
      <text:p text:style-name="P2">»Aber jetzt bin ich hier und bereit, mich Hals über Kopf in die Arbeit zu stürzen«, sagte sie mit fester <text:span text:style-name="T1">Stimme.</text:span></text:p>
      <text:p text:style-name="P2">»Auch wenn ich froh bin, dass ich mit den ganzen Handwerkern nichts zu tun hatte. Es ist mir immer noch ein Rätsel, warum du den Backofen-Typ nicht erwürgt hast.«</text:p>
      <text:p text:style-name="P2">»Wer hat gesagt, dass ich es nicht getan habe?«, fragte Cat mit todernster <text:span text:style-name="T3">Lächeln.</text:span></text:p>
      <text:p text:style-name="P2">»Vielleicht ist er der Grund dafür, dass der Zementboden im Untergeschoss nicht ganz eben ist.« Grinsend schob sie den Schlüssel ins <text:span text:style-name="T1">Schloss.</text:span></text:p>
      <text:p text:style-name="P2">»Wir sind ein Team, also machen wir das hier zusammen. Auf drei ...«</text:p>
      <text:p text:style-name="P1">Sadie schloss die behandschuhte Hand um Cats.</text:p>
      <text:p text:style-name="P1">»Eins, zwei, drei!«</text:p>
      <text:p text:style-name="P2">Sie drehten den Schlüssel, und die Tür öffnete sich.</text:p>
      <text:p text:style-name="P2">Nachdem sie den Türknauf losgelassen hatten, schwang sie ganz auf.</text:p>
      <text:p text:style-name="P2">Eine warme Duftwolke aus frischem Putz und Farbe hüllte sie ein, als sie einen Blick ins Innere warfen.</text:p>
      <text:p text:style-name="P2">An den Wänden hingen lange weiße Regale; der Holzfußboden erstrahlte nach dem Abschleifen und der Versieglung in neuem <text:span text:style-name="T3">Schloss.</text:span></text:p>
      <text:p text:style-name="P2"><text:soft-page-break/>Kleine runde <text:span text:style-name="T6">Tische</text:span> mit mehreren Etagen, die an Hochzeitstorten erinnerten, standen im</text:p>
      <text:p text:style-name="P3">ganzen Raum verteilt und warteten nur darauf, mit Sadies und Cats Keks- <text:span text:style-name="T9">Kreationen</text:span> dekoriert zu werden. An der hinteren Wand verlief ein lang gezogener Tresen aus Glas bis zu einer kleinen Nische, in der die <text:span text:style-name="T10">Kasse</text:span> untergebracht war.</text:p>
      <text:p text:style-name="P3"/>
      <text:p text:style-name="P4">(Dauer ca. 3min)</text:p>
      <text:p text:style-name="P4"/>
      <text:p text:style-name="P4">Letztes Nomen? <text:span text:style-name="T6">Kasse</text:span> vs. Tische</text:p>
      <text:p text:style-name="P4"/>
      <text:p text:style-name="P4">Das Schild, das Sadie selbst gemalt hatte, hatte <text:span text:style-name="T18">rote</text:span> und goldene Wirbel. <text:span text:style-name="T8">Richtig vs. </text:span><text:span text:style-name="T6">Falsch</text:span></text:p>
      <text:p text:style-name="P4"/>
      <text:p text:style-name="P4">Der Name von Sadies Tochte ist L<text:span text:style-name="T18">una</text:span>. <text:span text:style-name="T8">Richtig vs. </text:span><text:span text:style-name="T6">Falsch</text:span></text:p>
      <text:p text:style-name="P4"/>
      <text:p text:style-name="P4">Sadie hatte bisher in einer Arztpraxis gearbeitet. <text:span text:style-name="T6">Richtig</text:span><text:span text:style-name="T8"> vs. Falsch</text:span></text:p>
      <text:p text:style-name="P4"/>
      <text:p text:style-name="P4"><text:span text:style-name="T11">An der hinteren Wand verlief ein lang gezogener Tresen aus Glas</text:span>. <text:span text:style-name="T6">Richtig</text:span><text:span text:style-name="T8"> vs. Falsch</text:span></text:p>
      <text:p text:style-name="P4"/>
      <text:p text:style-name="Horizontal_20_Line"/>
      <text:p text:style-name="P19">2</text:p>
      <text:p text:style-name="P15"/>
      <text:p text:style-name="P5">Es war der 9. November.</text:p>
      <text:p text:style-name="P5">Nur noch dreieinhalb Wochen bis zur <text:span text:style-name="T4">Schultern.</text:span></text:p>
      <text:p text:style-name="P1">Ziemlich knapp kalkuliert, wenn der Laden in aller Munde sein sollte, bevor das wichtige Weihnachtsgeschäft losging.</text:p>
      <text:p text:style-name="P1">»Und bevor wir Bilder von den Keksen machen können, müssen sie verziert werden«, fügte Sadie hinzu, <text:s/>während sie an die verschiedenen Entwürfe dachte, die auf dem Esstisch ihres winzigen Dreizimmer-Cottages verteilt lagen, in dem sie mit Lissy wohnte.</text:p>
      <text:p text:style-name="P6">Zuerst hatten sie mit nur wenigen Designs geplant, aber Cat hatte immer mehr gewollt.</text:p>
      <text:p text:style-name="P6">Eine Willkommen-im-Leben-Baby-Serie in Rosa, Blau und Gelb mit kleinen</text:p>
      <text:p text:style-name="P7"><text:span text:style-name="T17">Element.</text:span> </text:p>
      <text:p text:style-name="P6">Schmetterlinge, Vögel und Bienchen, die darum bettelten, angeknabbert zu werden.</text:p>
      <text:p text:style-name="P6">Personalisierbare <text:span text:style-name="T12">Geburtstags-Ballons. </text:span><text:span text:style-name="T13">(-)</text:span></text:p>
      <text:p text:style-name="P6">Individuell verzierte Buchstaben für ein persönliches <text:span text:style-name="T12">Dankeschön. </text:span><text:span text:style-name="T13">(-)</text:span></text:p>
      <text:p text:style-name="P6"><text:span text:style-name="T15">U</text:span>nd nicht zu vergessen die Weihnachtsedition: essbare Weihnachtskugeln, glänzend rot-weiße Zuckerstangen, Schneeflocken und farbenfrohe Plätzchen in Form von <text:span text:style-name="T12">Geschenkpaketen. </text:span><text:span text:style-name="T13">(-)</text:span></text:p>
      <text:p text:style-name="P6">Und das war nur der <text:span text:style-name="T4">Hose.</text:span></text:p>
      <text:p text:style-name="P1">Cat wünschte sich darüber hinaus eine Reihe unwiderstehlicher Ausstellungsexemplare zur Dekoration des Ladens und des Schaufensters, mit denen Kunden verführt werden sollten, hereinzukommen und etwas zu kaufen. Das alles machte auch in Sadies Augen durchaus Sinn – nur dass es eine enorme Herausforderung war, all die Kekse rechtzeitig zur Eröffnung <text:span text:style-name="T15">f</text:span>ertigzustellen.</text:p>
      <text:p text:style-name="P6">»Meinst du, du könntest die hier bis morgen früh verzieren?«, fragte Cat und griff in ihre Tasche, um eine große Tupperbox herauszuziehen.</text:p>
      <text:p text:style-name="P6">»Dann könnte ich am Vormittag damit zum Fotografen rüberflitzen.«</text:p>
      <text:p text:style-name="P1">Mit einem leichten Gefühl der Beklommenheit spähte Sadie in die <text:span text:style-name="T1">Box.</text:span></text:p>
      <text:p text:style-name="P1">»Wie viele sind das?«</text:p>
      <text:p text:style-name="P6">»Zwei von jedem Design«, antwortete Cat und stellte eine zweite Tupperdose neben die erste auf den <text:span text:style-name="T4">Lächeln.</text:span></text:p>
      <text:p text:style-name="P6">»Jeweils eins für dich zum Ausprobieren und eins, das perfekt aussehen muss. Das geht doch so in</text:p>
      <text:p text:style-name="P1"><text:soft-page-break/>Ordnung, oder?«</text:p>
      <text:p text:style-name="P6">Sadie rutschte das Herz in die <text:span text:style-name="T1">Hose. </text:span></text:p>
      <text:p text:style-name="P6">Ihr gesamtes Angebot umfasste mehr als siebzig verschiedene Designs, für jedes von denen sie mindestens zwei verschiedene Typen und Farben an Zuckerguss benötigte.</text:p>
      <text:p text:style-name="P6">Alle bis zum nächsten Morgen fertig zu bekommen, war eine <text:span text:style-name="T12">Mammutaufgabe. </text:span><text:span text:style-name="T13">(-)</text:span></text:p>
      <text:p text:style-name="P6">Alleine den Zuckerguss anhand ihrer maßgeschneiderten Farbpalette herzustellen, würde mehr als eine Stunde Zeit in Anspruch nehmen.</text:p>
      <text:p text:style-name="P6">Cat verzog entschuldigend das <text:span text:style-name="T4">Box.</text:span></text:p>
      <text:p text:style-name="P6">»Es tut mir leid, dass ich dir das alles aufhalsen muss, vor allem nachdem ich eine Ewigkeit gebraucht habe, das Teigrezept zu perfektionieren. Du musst mir sagen, wenn ich dir zu viel zumute. Mir ist klar, dass du dich gleichzeitig auch noch um Lissy kümmern musst.«</text:p>
      <text:p text:style-name="P6">Das Problem ist, dass die Website so bald wie möglich online gehen muss, dachte Sadie, während sie sich die größte Mühe gab, sich nicht entmutigen zu lassen.</text:p>
      <text:p text:style-name="P6">Sie wollte Cat auf keinen Fall hängen lassen, nicht wenn der Zeitplan so knapp war.</text:p>
      <text:p text:style-name="P6">Sie würde das hinbekommen – immerhin hatte sie die Designs zigfach auf Pergamentpapier vorgezeichnet. »Kein Problem«, sagte sie und straffte die <text:span text:style-name="T1">Schultern. </text:span></text:p>
      <text:p text:style-name="P9">»Ich fange an, sobald <text:span text:style-name="T15">i</text:span>ch zu Hause bin. Dann schaffe ich schon einen Teil, bevor ich Lissy von der</text:p>
      <text:p text:style-name="P1">Schule abholen muss.«</text:p>
      <text:p text:style-name="P6">»Wunderbar.« Cat schenkte ihr ein warmes <text:span text:style-name="T1">Lächeln.</text:span></text:p>
      <text:p text:style-name="P6">»Danke.«</text:p>
      <text:p text:style-name="P6">Nachdem sie wieder ins Erdgeschoss hinaufgegangen waren, diskutierten sie, wie sie die Produkte auf den verschiedenen Tischen und Regalen präsentieren wollten.</text:p>
      <text:p text:style-name="P6">Augenblicklich spürte Sadie, wie sie sich entspannte.</text:p>
      <text:p text:style-name="P6">Sie war zurück in ihrem <text:span text:style-name="T7">Element.</text:span></text:p>
      <text:p text:style-name="P6">Design and Ästhetik waren die <text:span text:style-name="T10">Gebiete,</text:span> auf denen sie sich schon immer am wohlsten gefühlt hatte.</text:p>
      <text:p text:style-name="P6"/>
      <text:p text:style-name="P8">(Dauer: ca. 3min)</text:p>
      <text:p text:style-name="P8"/>
      <text:p text:style-name="P8">Letztes Nomen? Element vs. Gebiete</text:p>
      <text:p text:style-name="P8"/>
      <text:p text:style-name="P10">Sadie wohnt zusammen mit Lissy in eine<text:span text:style-name="T18">r</text:span> <text:span text:style-name="T18">Zweiz</text:span>immer-<text:span text:style-name="T18">Maisonette</text:span>. Richtig vs. <text:span text:style-name="T6">Falsch</text:span></text:p>
      <text:p text:style-name="P10"/>
      <text:p text:style-name="P10">Zu den geplanten Keksdesigns gehören <text:span text:style-name="T18">Blumen und Herzen</text:span>. Richtg vs. <text:span text:style-name="T6">Falsch</text:span></text:p>
      <text:p text:style-name="P10"/>
      <text:p text:style-name="P10">Den Zuckerguss anhand ihrere maßgeschneiderten Farbpalette herzustellen, würde mehr als eine<text:span text:style-name="T18">n</text:span> <text:span text:style-name="T18">Tag</text:span> Zeit in Anspruch nehmen. Richtig vs. <text:span text:style-name="T6">Falsch</text:span></text:p>
      <text:p text:style-name="P10"/>
      <text:p text:style-name="P10">Sadie hatte die Designs zigfach auf Pergamentpapier vorgezeichnet. <text:span text:style-name="T6">Richtig</text:span> vs. Falsch</text:p>
      <text:p text:style-name="P10"/>
      <text:p text:style-name="Horizontal_20_Line"/>
      <text:p text:style-name="P17">3</text:p>
      <text:p text:style-name="P17"/>
      <text:p text:style-name="P6">Hier lag ihr wahres <text:span text:style-name="T1">Talent.</text:span></text:p>
      <text:p text:style-name="P11">»Bei der Bestellung der Lichterketten und Wimpel habe ich es vielleicht ein bisschen übertrieben«, sagte Cat und schürzte die <text:span text:style-name="T5">Hand.</text:span></text:p>
      <text:p text:style-name="P11">»Aber ich denke trotzdem, dass wir bei der Deko in die Vollen gehen sollten.</text:p>
      <text:p text:style-name="P11">Tannenbaum, Lametta, das ganze <text:span text:style-name="T16">Programm. </text:span>Die Schaufenster müssen auch richtig festlich aussehen.«</text:p>
      <text:p text:style-name="P11">Sofort meldete sich Sadies kreativer <text:span text:style-name="T5">Talent.</text:span></text:p>
      <text:p text:style-name="P11"><text:soft-page-break/>»Wir könnten ein winterliches Miniaturdorf bauen. Mit einem Weihnachtsmann, der im Rentierschlitten darüber fliegt, und leuchtend gelben Sternen-Keksen am Nachthimmel.«</text:p>
      <text:p text:style-name="P11">»Das würde toll aussehen«, stimmte Cat mit glänzenden Augen zu.</text:p>
      <text:p text:style-name="P11">»Die Häuser würde ich aus Lebkuchen machen. Damit könnten wir unsere Talente unter Beweis stellen und außerdem gleich einen Haufen weihnachtsbegeisterter Kunden an Land ziehen.«</text:p>
      <text:p text:style-name="P11">»In der Zwischenzeit könnte ich die Schaufenster bemalen«, schlug Sadie vor und betrachtete die kahlen <text:span text:style-name="T1">Glasscheiben. </text:span></text:p>
      <text:p text:style-name="P11">»Damit die Leute eine Idee davon bekommen, was wir hier bald alles anbieten.</text:p>
      <text:p text:style-name="P11">« Sie zog ihr Skizzenbuch aus der Handtasche und begann darauf herumzukritzeln, während sich Cat</text:p>
      <text:p text:style-name="P1">wieder der Tabelle auf ihrem Tablet widmete.</text:p>
      <text:p text:style-name="P11">Sadie war so in ihre Zeichnung versunken, dass sie gar nicht mitbekam, als die Glocke über der Tür klingelte.</text:p>
      <text:p text:style-name="P11">Erst als sie eine männliche Stimme hörte, sah sie auf.</text:p>
      <text:p text:style-name="P11">»Hallo, Nachbarinnen.«</text:p>
      <text:p text:style-name="P11">Der Mann beugte sich durch den Spalt der halb geöffneten Tür, als ob er sich nicht entscheiden könnte, ob er reinkommen sollte oder nicht.</text:p>
      <text:p text:style-name="P11">Das Erste, was Sadie an ihm auffiel, waren seine zerzausten dunklen Haare, seine blitzenden braunen Augen und das breite <text:span text:style-name="T5">Glasscheiben.</text:span></text:p>
      <text:p text:style-name="P11">Er trug eine schwarze Lederjacke über einem weißen T-Shirt und eine eng anliegende schwarze Jeans, die in schweren Doc-Martens-Stiefeln verschwand.</text:p>
      <text:p text:style-name="P11">Wow, dachte Sadie und zwang sich, ihm wieder ins Gesicht zu sehen, der Typ ist die Art Nachbar, an die ich mich gewöhnen könnte.</text:p>
      <text:p text:style-name="P11">Und so wie Cat ihn anstarrte, schien sie etwas Ähnliches zu denken.</text:p>
      <text:p text:style-name="P11">Amüsiert bemühte sich Sadie um ein möglichst neutrales <text:span text:style-name="T12">Lächeln. </text:span><text:span text:style-name="T14">(-)</text:span></text:p>
      <text:p text:style-name="P11">»Hi.</text:p>
      <text:p text:style-name="P1">Wie können wir behilflich sein?«</text:p>
      <text:p text:style-name="P11">Das Grinsen ihres Nachbarn wurde noch breiter.</text:p>
      <text:p text:style-name="P11">»Seit Wochen gehen hier die Handwerker ein und aus«, sagte er und nickte Cat zu.</text:p>
      <text:p text:style-name="P11">»Und ich dachte, jetzt, wo es so aussieht, als wären sie fast fertig, ist es an der Zeit, vorbeizuschauen und Hallo zu sagen.«</text:p>
      <text:p text:style-name="P11">In seiner Stimme schwang ein leichter Akzent mit, der jedes Wort zum Ende hin ein wenig höher als normal und damit sofort sehr viel interessanter klingen ließ.</text:p>
      <text:p text:style-name="P11">Französisch, überlegte Sadie und hoffte gleichzeitig, dass sie sich irrte.</text:p>
      <text:p text:style-name="P11">Auch wenn Cat sehr gerne in Paris gelebt hatte, war ihre Abreise von dunklen Wolken überschattet gewesen.</text:p>
      <text:p text:style-name="P11">Das Letzte, was sie brauchte, war eine ständige Erinnerung an das, was sie als ihr Scheitern betrachtete.</text:p>
      <text:p text:style-name="P11">Cat hatte noch immer kein Wort gesagt, also legte Sadie ihren Bleistift beiseite und streckte ihrem Besucher die Hand entgegen.</text:p>
      <text:p text:style-name="P11">»Ich bin Sadie Smart, die kreative Hälfte von Smart Cookies.«</text:p>
      <text:p text:style-name="P11">Der Mann schüttelte ihr die <text:span text:style-name="T1">Hand. </text:span></text:p>
      <text:p text:style-name="P11">»Großartiger Name für ein <text:span text:style-name="T16">Keksgeschäft. </text:span>Ich bin Jaren Smit. Mir gehört das holländische Pfannkuchenrestaurant gegenüber.«</text:p>
      <text:p text:style-name="P11">Das erklärt auf jeden Fall den Akzent, entschied Sadie, und spähte an der alten Eiche, die in der Mitte des Platzes stand, vorbei in Richtung des orange-grünen Schildes, das über der doppelflügeligen Eingangstür des Let’s Go Dutch hing.</text:p>
      <text:p text:style-name="P11">Dann wandte sie sich mit einem vielsagenden Blick zu Cat</text:p>
      <text:p text:style-name="P11">um. </text:p>
      <text:p text:style-name="P11">»Und das ist das Hirn hinter der ganzen <text:span text:style-name="T16">Operation.</text:span> Cat Garcia.« </text:p>
      <text:p text:style-name="P1">Ihren Namen laut ausgesprochen zu hören, schien Cat aus ihrem <text:span text:style-name="T10">Tagtraum</text:span> zu reißen.</text:p>
      <text:p text:style-name="P1"><text:soft-page-break/></text:p>
      <text:p text:style-name="P12">(Dauer: ca. 3min)</text:p>
      <text:p text:style-name="P12">Letztes Nomen? Schildes vs. <text:span text:style-name="T6">Tagtraum</text:span></text:p>
      <text:p text:style-name="P16"/>
      <text:p text:style-name="P14">Die beiden planen ein winterliches Miniaturdorf, mit einem Weihnachtsmann und gelben Sternen-Keksen. <text:span text:style-name="T6">Richtig</text:span> vs. Falsch</text:p>
      <text:p text:style-name="P12"/>
      <text:p text:style-name="P12">Der Mann trug eine schwarze Lederjacke über einem weißen T-Shirt und eine eng anliegende schwarze Jeans. <text:span text:style-name="T6">Richtig</text:span> vs. Falsch</text:p>
      <text:p text:style-name="P12"/>
      <text:p text:style-name="P13"><text:span text:style-name="T18">Cat</text:span> legte ihren Bleistift beiseite und streckte dem Besucher die Hand entgegen. Richtig vs. <text:span text:style-name="T6">Falsch</text:span></text:p>
      <text:p text:style-name="P12"/>
      <text:p text:style-name="P13">Das Schild über der Eingangstür des Let‘s Go Dutch ist orange-grün. <text:span text:style-name="T6">Richtig</text:span> vs. Falsch</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11:21:54.439365598</meta:creation-date>
    <dc:date>2020-03-11T10:02:42.659846110</dc:date>
    <meta:editing-duration>PT16M40S</meta:editing-duration>
    <meta:editing-cycles>4</meta:editing-cycles>
    <meta:generator>LibreOffice/6.1.5.2$Linux_X86_64 LibreOffice_project/10$Build-2</meta:generator>
    <meta:document-statistic meta:table-count="0" meta:image-count="0" meta:object-count="0" meta:page-count="5" meta:paragraph-count="129" meta:word-count="1816" meta:character-count="11671" meta:non-whitespace-character-count="9972"/>
  </office:meta>
</office:document-meta>
</file>